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a6a74" officeooo:paragraph-rsid="001a6a7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a6a74" officeooo:paragraph-rsid="001a6a74"/>
    </style:style>
    <style:style style:name="P3" style:family="paragraph" style:parent-style-name="Text_20_body">
      <style:paragraph-properties fo:text-align="justify" style:justify-single-word="false"/>
      <style:text-properties officeooo:rsid="001a6a74" officeooo:paragraph-rsid="001a6a74"/>
    </style:style>
    <style:style style:name="P4" style:family="paragraph" style:parent-style-name="Text_20_body">
      <style:paragraph-properties fo:text-align="justify" style:justify-single-word="false"/>
      <style:text-properties officeooo:rsid="001c5c5d" officeooo:paragraph-rsid="001c5c5d"/>
    </style:style>
    <style:style style:name="P5" style:family="paragraph" style:parent-style-name="Text_20_body">
      <style:paragraph-properties fo:text-align="justify" style:justify-single-word="false"/>
      <style:text-properties officeooo:rsid="001cd4f3" officeooo:paragraph-rsid="001cd4f3"/>
    </style:style>
    <style:style style:name="P6" style:family="paragraph" style:parent-style-name="Horizontal_20_Line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  <style:text-properties officeooo:paragraph-rsid="001a6a74"/>
    </style:style>
    <style:style style:name="P9" style:family="paragraph" style:parent-style-name="Text_20_body">
      <style:paragraph-properties fo:text-align="justify" style:justify-single-word="false"/>
      <style:text-properties officeooo:rsid="001cd4f3" officeooo:paragraph-rsid="001e29cb"/>
    </style:style>
    <style:style style:name="P10" style:family="paragraph" style:parent-style-name="Text_20_body">
      <style:paragraph-properties fo:text-align="justify" style:justify-single-word="false"/>
      <style:text-properties officeooo:rsid="0022cc8e" officeooo:paragraph-rsid="0022cc8e"/>
    </style:style>
    <style:style style:name="T1" style:family="text">
      <style:text-properties officeooo:rsid="001a6a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29cb" style:font-weight-asian="bold" style:font-weight-complex="bold"/>
    </style:style>
    <style:style style:name="T4" style:family="text">
      <style:text-properties fo:font-weight="bold" officeooo:rsid="0022cc8e" style:font-weight-asian="bold" style:font-weight-complex="bold"/>
    </style:style>
    <style:style style:name="T5" style:family="text">
      <style:text-properties fo:font-weight="bold" officeooo:rsid="001fbb5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29cb" style:font-weight-asian="normal" style:font-weight-complex="normal"/>
    </style:style>
    <style:style style:name="T8" style:family="text">
      <style:text-properties fo:font-weight="normal" officeooo:rsid="0022cc8e" style:font-weight-asian="normal" style:font-weight-complex="normal"/>
    </style:style>
    <style:style style:name="T9" style:family="text">
      <style:text-properties officeooo:rsid="001e29cb"/>
    </style:style>
    <style:style style:name="T10" style:family="text">
      <style:text-properties officeooo:rsid="0022cc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e projektu BIS</text:p>
      <text:p text:style-name="P2">Jan Zbořil, <text:a xlink:type="simple" xlink:href="mailto:xzbori20@stud.fit.vutbr.cz" text:style-name="Internet_20_link" text:visited-style-name="Visited_20_Internet_20_Link">xzbori20@stud.fit.vutbr.cz</text:a></text:p>
      <text:p text:style-name="P6"/>
      <text:h text:style-name="P7" text:outline-level="3">Studentský uzel</text:h>
      <text:p text:style-name="P3">Po přihlášení na studentský uzel jsem v adresáři <text:span text:style-name="T2">.ssh</text:span> našel údaje pro přihlášení na server <text:span text:style-name="T2">192.168.122.60</text:span> jako uživatel <text:span text:style-name="T2">jimmy</text:span>.</text:p>
      <text:h text:style-name="P7" text:outline-level="3">Server <text:s/>192.168.122.60</text:h>
      <text:p text:style-name="P3">Na serveru jsem v adresáři<text:span text:style-name="T2"> /trash</text:span> našel skrytý soubor <text:span text:style-name="T2">.3789_2023_09_07.invoice</text:span>, ve kterém bylo <text:span text:style-name="T2">Tajemství A</text:span>.</text:p>
      <text:p text:style-name="P3">V souboru <text:span text:style-name="T2">.elinks/globhist</text:span> jsem našel záznam „Secret company stuff <text:s text:c="3"/>http://192.168.122.134/secret/ <text:s/>1699909367“. Po otevření url <text:s/><text:span text:style-name="T2">http://192.168.122.134/secret/</text:span> <text:s/>skrz prohlížeč elinks jsem našel <text:span text:style-name="T2">Tajemství G</text:span>.</text:p>
      <text:p text:style-name="P4">V souboru <text:span text:style-name="T2">/log/old_traffic.pcapng </text:span>byly po analýze Wiresharkem objeveny přihlašovací údaje na server <text:span text:style-name="T2">192.168.122.216</text:span>. - uživatel <text:span text:style-name="T2">bob</text:span> má heslo <text:span text:style-name="T2">MegaSuperHeslo123NikdoHoNezjisti</text:span>.</text:p>
      <text:p text:style-name="P5">Na tomto serveru jsem také objevil ostatní servery v sítí pomocí programu <text:span text:style-name="T2">Nmap</text:span>.</text:p>
      <text:h text:style-name="P8" text:outline-level="3">Server <text:s/>192.168.122.<text:span text:style-name="T1">134</text:span></text:h>
      <text:p text:style-name="P3">Na webovém serveru <text:span text:style-name="T2">192.168.122.134</text:span> jsem našel zranitelnost SQL injection, kterou jsem využil pro získání <text:span text:style-name="T2">Tajemství H</text:span>. Použil jsem následující příkaz: <text:span text:style-name="T2">elinks </text:span><text:a xlink:type="simple" xlink:href="http://192.168.122.134/user.php?id=1'+OR+1=1--" text:style-name="Internet_20_link" text:visited-style-name="Visited_20_Internet_20_Link"><text:span text:style-name="T2">http://192.168.122.134/user.php?id=1'+OR+1=1--</text:span></text:a><text:span text:style-name="T2">'</text:span></text:p>
      <text:h text:style-name="P7" text:outline-level="3">Server 192.168.122.249</text:h>
      <text:p text:style-name="P4">Po získání přístupu k účtu <text:span text:style-name="T2">root</text:span> na studenském uzlu jsem doinstaloval git. Pomocí <text:span text:style-name="T2">git clone </text:span>jsem si lokálně zpřístupnil data z repozitáře <text:span text:style-name="T2">git://192.168.122.249/secret</text:span><text:span text:style-name="T6">. Pokud použiju příkaz </text:span><text:span text:style-name="T2">git show</text:span><text:span text:style-name="T6"> </text:span><text:span text:style-name="T2">main.c</text:span><text:span text:style-name="T6">, najdu </text:span><text:span text:style-name="T2">Tajemství F</text:span><text:span text:style-name="T6">.</text:span></text:p>
      <text:h text:style-name="P7" text:outline-level="3">Server 192.168.122.216</text:h>
      <text:p text:style-name="P4"><text:span text:style-name="T6">Po přihlášení údaji </text:span><text:span text:style-name="T2">bob</text:span><text:span text:style-name="T6">, </text:span><text:span text:style-name="T2">MegaSuperHeslo123NikdoHoNezjisti</text:span><text:span text:style-name="T6"> jsem na serveru našel soubor </text:span><text:span text:style-name="T2">project/company_software</text:span><text:span text:style-name="T6">. Po zadání příkazu </text:span><text:span text:style-name="T2">strings</text:span><text:span text:style-name="T6"> bylo objeveno </text:span><text:span text:style-name="T2">Tajemství C</text:span><text:span text:style-name="T6">.</text:span></text:p>
      <text:h text:style-name="P7" text:outline-level="3">Server 192.168.122.164</text:h>
      <text:p text:style-name="P9">Na tomto serveru jsem objevil službu <text:span text:style-name="T2">FTP</text:span>. <text:span text:style-name="T9">Po připojení programem </text:span><text:span text:style-name="T3">nc</text:span><text:span text:style-name="T9"> jsem náhodně testoval přihlašovací údaje. Narazil jsem na existujícího uživatele </text:span><text:span text:style-name="T3">admin</text:span><text:span text:style-name="T9">. Heslo k tomuto účtu jsem získal </text:span><text:span text:style-name="T10">na</text:span><text:span text:style-name="T4"> git serveru</text:span><text:span text:style-name="T8">, kde bylo v nějaké z verzí souboru</text:span><text:span text:style-name="T4"> main.c</text:span><text:span text:style-name="T8"> heslo</text:span><text:span text:style-name="T4"> buster</text:span><text:span text:style-name="T8">.</text:span><text:span text:style-name="T5"> </text:span><text:span text:style-name="T7">Po přihlášení jsem stáhl soubor </text:span><text:span text:style-name="T3">ftp/secret.txt</text:span><text:span text:style-name="T7">. V souboru bylo </text:span><text:span text:style-name="T3">Tajemství D</text:span><text:span text:style-name="T7"> zašifrované Caesarovou šifrou s posunem o 10 písmen doprava.</text:span></text:p>
      <text:p text:style-name="P10"><text:span text:style-name="T7">V </text:span><text:span text:style-name="T6">obrázku </text:span><text:span text:style-name="T2">duck-1.jpg</text:span><text:span text:style-name="T6"> je </text:span><text:span text:style-name="T2">tajemství E</text:span><text:span text:style-name="T6">, které jsem objevil po nahrání obrázku do </text:span><text:a xlink:type="simple" xlink:href="https://www.aperisolve.com/" text:style-name="Internet_20_link" text:visited-style-name="Visited_20_Internet_20_Link"><text:span text:style-name="T2">https://www.aperisolve.com/</text:span></text:a><text:span text:style-name="T6">. Tajemství bylo nalezeno konkrétně nástrojem Outgues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8:56:17.134313980</meta:creation-date>
    <meta:generator>LibreOffice/7.5.8.2$Linux_X86_64 LibreOffice_project/50$Build-2</meta:generator>
    <dc:date>2023-12-12T11:05:05.005309188</dc:date>
    <meta:editing-duration>PT29M36S</meta:editing-duration>
    <meta:editing-cycles>8</meta:editing-cycles>
    <meta:document-statistic meta:table-count="0" meta:image-count="0" meta:object-count="0" meta:page-count="1" meta:paragraph-count="18" meta:word-count="261" meta:character-count="2029" meta:non-whitespace-character-count="1779"/>
  </office:meta>
</office:document-meta>
</file>